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67f05" officeooo:paragraph-rsid="00067f05"/>
    </style:style>
    <style:style style:name="P2" style:family="paragraph" style:parent-style-name="Standard">
      <style:text-properties style:text-underline-style="solid" style:text-underline-width="auto" style:text-underline-color="font-color" officeooo:rsid="0006c66a" officeooo:paragraph-rsid="0006c66a"/>
    </style:style>
    <style:style style:name="P3" style:family="paragraph" style:parent-style-name="Standard">
      <style:text-properties style:text-underline-style="none" officeooo:rsid="00067f05" officeooo:paragraph-rsid="00067f05"/>
    </style:style>
    <style:style style:name="P4" style:family="paragraph" style:parent-style-name="Standard" style:list-style-name="L3">
      <style:text-properties style:text-underline-style="none" officeooo:rsid="00067f05" officeooo:paragraph-rsid="00067f05"/>
    </style:style>
    <style:style style:name="P5" style:family="paragraph" style:parent-style-name="Standard" style:list-style-name="L3">
      <style:text-properties style:text-underline-style="none" officeooo:rsid="0006c66a" officeooo:paragraph-rsid="0006c66a"/>
    </style:style>
    <style:style style:name="P6" style:family="paragraph" style:parent-style-name="Standard">
      <style:text-properties style:text-underline-style="none" officeooo:rsid="0006c66a" officeooo:paragraph-rsid="0006c66a"/>
    </style:style>
    <style:style style:name="P7" style:family="paragraph" style:parent-style-name="Standard">
      <style:text-properties officeooo:paragraph-rsid="0006c66a"/>
    </style:style>
    <style:style style:name="P8" style:family="paragraph" style:parent-style-name="Standard" style:list-style-name="L4">
      <style:text-properties officeooo:rsid="0006e2b5" officeooo:paragraph-rsid="0006e2b5"/>
    </style:style>
    <style:style style:name="P9" style:family="paragraph" style:parent-style-name="Standard" style:list-style-name="L4">
      <style:text-properties officeooo:rsid="0006e7da" officeooo:paragraph-rsid="0006e7da"/>
    </style:style>
    <style:style style:name="P10" style:family="paragraph" style:parent-style-name="Standard" style:list-style-name="L4">
      <style:text-properties officeooo:rsid="00080da4" officeooo:paragraph-rsid="00080da4"/>
    </style:style>
    <style:style style:name="P11" style:family="paragraph" style:parent-style-name="Standard">
      <style:text-properties officeooo:rsid="00080da4" officeooo:paragraph-rsid="00080da4"/>
    </style:style>
    <style:style style:name="P12" style:family="paragraph" style:parent-style-name="Standard">
      <style:text-properties style:text-position="0% 100%" fo:font-weight="bold" officeooo:rsid="0008b4a7" officeooo:paragraph-rsid="00080da4" style:font-weight-asian="bold" style:font-weight-complex="bold"/>
    </style:style>
    <style:style style:name="P13" style:family="paragraph" style:parent-style-name="Standard">
      <style:text-properties officeooo:paragraph-rsid="0008b4a7"/>
    </style:style>
    <style:style style:name="T1" style:family="text">
      <style:text-properties officeooo:rsid="0006e7da"/>
    </style:style>
    <style:style style:name="T2" style:family="text">
      <style:text-properties officeooo:rsid="0007ced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0% 100%" fo:font-weight="bold" officeooo:rsid="0008b4a7" style:font-weight-asian="bold" style:font-weight-complex="bold"/>
    </style:style>
    <style:style style:name="T5" style:family="text">
      <style:text-properties style:text-position="0% 100%" fo:font-weight="normal" officeooo:rsid="0008b4a7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TRENGTHS</text:p>
      <text:p text:style-name="P3"/>
      <text:list text:style-name="L3">
        <text:list-item>
          <text:p text:style-name="P4">I’m a confident verbal communicator.</text:p>
        </text:list-item>
        <text:list-item>
          <text:p text:style-name="P4">I have knowledge in using Linux and its CLI. </text:p>
        </text:list-item>
        <text:list-item>
          <text:p text:style-name="P4">I use bash shell and do shell scripting for simplifying tasks.</text:p>
        </text:list-item>
        <text:list-item>
          <text:p text:style-name="P4">Docker is a technology I use to deploy containers for practising hacking with metasploitable docker image. I also like using Kasm Workspaces, a PaaS using the docker framework, for testing out different operating systems. And for navigating to potentially malicious sites.</text:p>
        </text:list-item>
        <text:list-item>
          <text:p text:style-name="P5">Every so often I take time to learn marketing, management, and business principles to be able to get a bird’s-eye-view of how my input adds value to the business as a whole. It’s also a useful way to track what’s important vs what’s urgent.</text:p>
        </text:list-item>
      </text:list>
      <text:p text:style-name="P6"/>
      <text:p text:style-name="P6"/>
      <text:p text:style-name="P2">VALUES</text:p>
      <text:p text:style-name="P7"/>
      <text:list text:style-name="L4">
        <text:list-item>
          <text:p text:style-name="P8">What motivates me? Growth. <text:span text:style-name="T1">My own personal growth. </text:span><text:span text:style-name="T2">I will consistently try to beat my present self. And with that I can adapt to many situations. I know it sounds self-absorbed. But I have this idea – if I take care of me for others, and if they take care of themselves for me, then we can achieve more together.</text:span></text:p>
        </text:list-item>
        <text:list-item>
          <text:p text:style-name="P9">I <text:span text:style-name="T2">like</text:span> teamwork. <text:span text:style-name="T2">The opportunity it brings is interesting. To learn to value the perspective of others. And consider their opinions, just as much as I consider my own. </text:span></text:p>
        </text:list-item>
        <text:list-item>
          <text:p text:style-name="P10">If I decide on a goal, I’ll go after it. I’m not a fan of chickening out.</text:p>
        </text:list-item>
      </text:list>
      <text:p text:style-name="P11"/>
      <text:p text:style-name="P11"/>
      <text:p text:style-name="P11"/>
      <text:p text:style-name="P12"/>
      <text:p text:style-name="P13"><text:span text:style-name="T4">Professional Statement: </text:span><text:span text:style-name="T3">I am a highly motivated and results-oriented IT professional with strong communication skills and a passion for continuous learning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09:10:19.700715523</meta:creation-date>
    <dc:date>2024-06-05T10:28:04.717960171</dc:date>
    <meta:editing-duration>PT10M31S</meta:editing-duration>
    <meta:editing-cycles>2</meta:editing-cycles>
    <meta:generator>LibreOffice/24.2.3.2$Linux_X86_64 LibreOffice_project/433d9c2ded56988e8a90e6b2e771ee4e6a5ab2ba</meta:generator>
    <meta:document-statistic meta:table-count="0" meta:image-count="0" meta:object-count="0" meta:page-count="1" meta:paragraph-count="11" meta:word-count="246" meta:character-count="1395" meta:non-whitespace-character-count="1165"/>
  </office:meta>
</office:document-meta>
</file>